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4" style:family="paragraph" style:parent-style-name="Contents_20_7">
      <style:paragraph-properties>
        <style:tab-stops>
          <style:tab-stop style:position="14.005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fo:font-size="30pt" style:font-size-asian="30pt" style:font-size-complex="30pt"/>
    </style:style>
    <style:style style:name="P6" style:family="paragraph" style:parent-style-name="Standard">
      <style:paragraph-properties fo:text-align="center" style:justify-single-word="false"/>
      <style:text-properties fo:font-size="30pt" fo:font-weight="bold" style:font-size-asian="30pt" style:font-weight-asian="bold" style:font-size-complex="3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2pt" fo:font-weight="normal" style:font-size-asian="22pt" style:font-weight-asian="normal" style:font-size-complex="2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22pt" fo:font-weight="normal" style:font-size-asian="22pt" style:font-weight-asian="normal" style:font-size-complex="22pt" style:font-weight-complex="normal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Heading_20_3">
      <style:text-properties fo:language="en" fo:country="US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language="en" fo:country="US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F_</text:p>
      <text:p text:style-name="P6"><text:span text:style-name="T1"/></text:p>
      <text:p text:style-name="P7">Asynchronous programming made easy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Sam Machiels</text:p>
      <text:p text:style-name="P8">13 October 2015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9">Preface<text:tab/>3</text:p>
          <text:p text:style-name="P9">Introduction<text:tab/>3</text:p>
          <text:p text:style-name="P2">Asynchronous programming<text:tab/>4</text:p>
          <text:p text:style-name="P2">Separation of concerns<text:tab/>4</text:p>
          <text:p text:style-name="P2">Modular application design<text:tab/>4</text:p>
          <text:p text:style-name="P2">Loosely coupled application logic<text:tab/>4</text:p>
          <text:p text:style-name="P2">Maintainable code<text:tab/>4</text:p>
          <text:p text:style-name="P2">Testable code<text:tab/>4</text:p>
          <text:p text:style-name="P2">Why Node.js<text:tab/>4</text:p>
          <text:p text:style-name="P9">Problem to solve<text:tab/>4</text:p>
          <text:p text:style-name="P2">Abstract description of the problem<text:tab/>4</text:p>
          <text:p text:style-name="P2">In depth description of the problem<text:tab/>4</text:p>
          <text:p text:style-name="P9">Solution to the problem<text:tab/>4</text:p>
          <text:p text:style-name="P2">Abstract description of the solution<text:tab/>4</text:p>
          <text:p text:style-name="P2">In depth description of the solution<text:tab/>4</text:p>
          <text:p text:style-name="P9">Application development<text:tab/>4</text:p>
          <text:p text:style-name="P2">Tools<text:tab/>5</text:p>
          <text:p text:style-name="P3">Continuous integration<text:tab/>5</text:p>
          <text:p text:style-name="P4">Integration tests<text:tab/>5</text:p>
          <text:p text:style-name="P4">Travis-ci<text:tab/>5</text:p>
          <text:p text:style-name="P3">Unit tests<text:tab/>5</text:p>
          <text:p text:style-name="P4">Mocha<text:tab/>5</text:p>
          <text:p text:style-name="P3">Code coverage<text:tab/>5</text:p>
          <text:p text:style-name="P4">Istanbul<text:tab/>5</text:p>
          <text:p text:style-name="P4">Coveralls<text:tab/>5</text:p>
          <text:p text:style-name="P3">In-line documentation<text:tab/>5</text:p>
          <text:p text:style-name="P4">JSDOC<text:tab/>5</text:p>
          <text:p text:style-name="P4">Inch-ci<text:tab/>5</text:p>
          <text:p text:style-name="P3">Code quality<text:tab/>5</text:p>
          <text:p text:style-name="P4">Codacy<text:tab/>5</text:p>
          <text:p text:style-name="P4">JSLint<text:tab/>5</text:p>
          <text:p text:style-name="P2">Application realization<text:tab/>5</text:p>
          <text:p text:style-name="P3">Pre-alpha<text:tab/>5</text:p>
          <text:p text:style-name="P3">Alpha<text:tab/>5</text:p>
          <text:p text:style-name="P3">Beta<text:tab/>5</text:p>
          <text:p text:style-name="P3">Release candidates<text:tab/>5</text:p>
          <text:p text:style-name="P4">Candidate 1<text:tab/>5</text:p>
          <text:p text:style-name="P4">Candidate 2<text:tab/>5</text:p>
          <text:p text:style-name="P4">Feedback<text:tab/>5</text:p>
          <text:p text:style-name="P3">Production release<text:tab/>5</text:p>
          <text:p text:style-name="P9">API<text:tab/>6</text:p>
          <text:p text:style-name="P2">getConstructor<text:tab/>6</text:p>
          <text:p text:style-name="P2">instance_modules<text:tab/>6</text:p>
          <text:p text:style-name="P2">methods<text:tab/>6</text:p>
          <text:p text:style-name="P3">next<text:tab/>6</text:p>
          <text:p text:style-name="P3">abort<text:tab/>6</text:p>
          <text:p text:style-name="P3">finish<text:tab/>6</text:p>
          <text:p text:style-name="P3">retryAll<text:tab/>6</text:p>
          <text:p text:style-name="P3">retryThis<text:tab/>6</text:p>
          <text:p text:style-name="P3">retryFrom<text:tab/>6</text:p>
          <text:p text:style-name="P3">retryMethod<text:tab/>6</text:p>
          <text:p text:style-name="P9"><text:soft-page-break/>Flowcharts<text:tab/>6</text:p>
          <text:p text:style-name="P2">getConstructor<text:tab/>6</text:p>
          <text:p text:style-name="P2">next<text:tab/>6</text:p>
          <text:p text:style-name="P2">Simple program<text:tab/>6</text:p>
          <text:p text:style-name="P9">Examples<text:tab/>7</text:p>
          <text:p text:style-name="P2">Minimal<text:tab/>7</text:p>
          <text:p text:style-name="P2">Source code collector<text:tab/>7</text:p>
          <text:p text:style-name="P2">HTTP request handler<text:tab/>7</text:p>
          <text:p text:style-name="P2">Database interface<text:tab/>7</text:p>
          <text:p text:style-name="P9">Project maintenance<text:tab/>7</text:p>
          <text:p text:style-name="P2">Project stability<text:tab/>7</text:p>
          <text:p text:style-name="P2">Future features<text:tab/>7</text:p>
          <text:p text:style-name="P9">Feedback<text:tab/>7</text:p>
        </text:index-body>
      </text:table-of-content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p text:style-name="Text_20_body"/>
      <text:h text:style-name="Heading_20_1" text:outline-level="1">Preface</text:h>
      <text:p text:style-name="Text_20_body"><text:span text:style-name="T2">Programming asynchronous application logic can be hard, especially when you want to maintain a clean, testable and loosely coupled modular code base. Bad asynchronous programming often results in a lack of modularity, hard to test code and tightly coupled application logic. In order to solve this problem, "f_" was created.</text:span></text:p>
      <text:p text:style-name="P1"><text:s/></text:p>
      <text:h text:style-name="Heading_20_1" text:outline-level="1">Introduction</text:h>
      <text:p text:style-name="P1">@TODO all</text:p>
      <text:h text:style-name="Heading_20_3" text:outline-level="3"><text:soft-page-break/>Asynchronous programming</text:h>
      <text:h text:style-name="Heading_20_3" text:outline-level="3">Separation of concerns</text:h>
      <text:h text:style-name="Heading_20_3" text:outline-level="3">Modular application design</text:h>
      <text:h text:style-name="Heading_20_3" text:outline-level="3">Loosely coupled application logic</text:h>
      <text:h text:style-name="Heading_20_3" text:outline-level="3">Maintainable code</text:h>
      <text:h text:style-name="Heading_20_3" text:outline-level="3">Testable code</text:h>
      <text:h text:style-name="Heading_20_3" text:outline-level="3">Why Node.js</text:h>
      <text:p text:style-name="Text_20_body"/>
      <text:h text:style-name="Heading_20_1" text:outline-level="1">Problem to solve</text:h>
      <text:p text:style-name="Text_20_body"><text:span text:style-name="T2">@TODO all</text:span></text:p>
      <text:p text:style-name="Text_20_body"/>
      <text:h text:style-name="Heading_20_1" text:outline-level="1">Solution to the problem</text:h>
      <text:p text:style-name="Text_20_body"><text:span text:style-name="T2">@TODO all</text:span></text:p>
      <text:p text:style-name="Text_20_body"/>
      <text:h text:style-name="Heading_20_1" text:outline-level="1">Application development</text:h>
      <text:p text:style-name="P1">@TODO all</text:p>
      <text:h text:style-name="Heading_20_3" text:outline-level="3"><text:soft-page-break/>Tools</text:h>
      <text:h text:style-name="Heading_20_5" text:outline-level="5"><text:span text:style-name="T2">Continuous integration</text:span></text:h>
      <text:h text:style-name="Heading_20_7" text:outline-level="7"><text:span text:style-name="T2">Integration tests</text:span></text:h>
      <text:h text:style-name="Heading_20_7" text:outline-level="7"><text:span text:style-name="T2">Travis-ci</text:span></text:h>
      <text:h text:style-name="Heading_20_5" text:outline-level="5"><text:span text:style-name="T2">Unit tests</text:span></text:h>
      <text:h text:style-name="Heading_20_7" text:outline-level="7"><text:span text:style-name="T2">Mocha</text:span></text:h>
      <text:h text:style-name="Heading_20_5" text:outline-level="5"><text:span text:style-name="T2">Code coverage</text:span></text:h>
      <text:h text:style-name="Heading_20_7" text:outline-level="7"><text:span text:style-name="T2">Istanbul</text:span></text:h>
      <text:h text:style-name="Heading_20_7" text:outline-level="7"><text:span text:style-name="T2">Coveralls</text:span></text:h>
      <text:h text:style-name="Heading_20_5" text:outline-level="5"><text:span text:style-name="T2">In-line documentation</text:span></text:h>
      <text:h text:style-name="Heading_20_7" text:outline-level="7"><text:span text:style-name="T2">JSDOC</text:span></text:h>
      <text:h text:style-name="Heading_20_7" text:outline-level="7"><text:span text:style-name="T2">Inch-ci</text:span></text:h>
      <text:h text:style-name="Heading_20_5" text:outline-level="5"><text:span text:style-name="T2">Code quality</text:span></text:h>
      <text:h text:style-name="Heading_20_7" text:outline-level="7"><text:span text:style-name="T2">Codacy</text:span></text:h>
      <text:h text:style-name="Heading_20_7" text:outline-level="7"><text:span text:style-name="T2">JSLint</text:span></text:h>
      <text:h text:style-name="Heading_20_3" text:outline-level="3"><text:span text:style-name="T2">Application realization</text:span></text:h>
      <text:h text:style-name="Heading_20_5" text:outline-level="5"><text:span text:style-name="T2">Pre-alpha</text:span></text:h>
      <text:h text:style-name="Heading_20_5" text:outline-level="5"><text:span text:style-name="T2">Alpha</text:span></text:h>
      <text:h text:style-name="Heading_20_5" text:outline-level="5"><text:span text:style-name="T2">Beta</text:span></text:h>
      <text:h text:style-name="Heading_20_5" text:outline-level="5"><text:span text:style-name="T2">Release candidates</text:span></text:h>
      <text:h text:style-name="Heading_20_7" text:outline-level="7"><text:span text:style-name="T2">Candidate 1</text:span></text:h>
      <text:h text:style-name="Heading_20_7" text:outline-level="7"><text:span text:style-name="T2">Candidate 2</text:span></text:h>
      <text:h text:style-name="Heading_20_7" text:outline-level="7"><text:span text:style-name="T2">Feedback</text:span></text:h>
      <text:h text:style-name="Heading_20_5" text:outline-level="5"><text:span text:style-name="T2">Production release</text:span></text:h>
      <text:h text:style-name="Heading_20_1" text:outline-level="1"><text:soft-page-break/>API</text:h>
      <text:p text:style-name="P1">@TODO all</text:p>
      <text:h text:style-name="P10" text:outline-level="3">getConstructor</text:h>
      <text:h text:style-name="Heading_20_3" text:outline-level="3"><text:span text:style-name="T2">instance_modules</text:span></text:h>
      <text:h text:style-name="Heading_20_3" text:outline-level="3"><text:span text:style-name="T2">methods</text:span></text:h>
      <text:h text:style-name="Heading_20_5" text:outline-level="5"><text:span text:style-name="T2">next</text:span></text:h>
      <text:h text:style-name="Heading_20_5" text:outline-level="5"><text:span text:style-name="T2">abort</text:span></text:h>
      <text:h text:style-name="Heading_20_5" text:outline-level="5"><text:span text:style-name="T2">finish</text:span></text:h>
      <text:h text:style-name="Heading_20_5" text:outline-level="5"><text:span text:style-name="T2">retryAll</text:span></text:h>
      <text:h text:style-name="Heading_20_5" text:outline-level="5"><text:span text:style-name="T2">retryThis</text:span></text:h>
      <text:h text:style-name="Heading_20_5" text:outline-level="5"><text:span text:style-name="T2">retryFrom</text:span></text:h>
      <text:h text:style-name="Heading_20_5" text:outline-level="5"><text:span text:style-name="T2">retryMethod</text:span></text:h>
      <text:p text:style-name="Text_20_body"><text:span text:style-name="T2"/></text:p>
      <text:h text:style-name="Heading_20_1" text:outline-level="1">Flowcharts</text:h>
      <text:p text:style-name="P1">@TODO all</text:p>
      <text:h text:style-name="P10" text:outline-level="3">getConstructor</text:h>
      <text:h text:style-name="Heading_20_3" text:outline-level="3"><text:span text:style-name="T2">next</text:span></text:h>
      <text:h text:style-name="Heading_20_3" text:outline-level="3"><text:span text:style-name="T2">Simple program</text:span></text:h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h text:style-name="Heading_20_1" text:outline-level="1"><text:soft-page-break/>Examples</text:h>
      <text:p text:style-name="P1">@TODO all</text:p>
      <text:h text:style-name="P10" text:outline-level="3">Minimal</text:h>
      <text:h text:style-name="Heading_20_3" text:outline-level="3"><text:span text:style-name="T2">Source code collector</text:span></text:h>
      <text:h text:style-name="Heading_20_3" text:outline-level="3"><text:span text:style-name="T2">HTTP request handler</text:span></text:h>
      <text:h text:style-name="Heading_20_3" text:outline-level="3"><text:span text:style-name="T2">Database interface</text:span></text:h>
      <text:p text:style-name="Text_20_body"><text:span text:style-name="T2"/></text:p>
      <text:h text:style-name="Heading_20_1" text:outline-level="1">Project maintenance</text:h>
      <text:p text:style-name="P1">@TODO all</text:p>
      <text:h text:style-name="P10" text:outline-level="3">Project stability</text:h>
      <text:h text:style-name="Heading_20_3" text:outline-level="3"><text:span text:style-name="T2">Future features</text:span></text:h>
      <text:p text:style-name="Text_20_body"><text:span text:style-name="T2"/></text:p>
      <text:h text:style-name="Heading_20_1" text:outline-level="1">Feedback</text:h>
      <text:p text:style-name="P1">@TODO a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m Machiels</meta:initial-creator>
    <meta:creation-date>2015-10-13T12:16:18.24</meta:creation-date>
    <dc:date>2015-10-13T13:15:59.12</dc:date>
    <dc:creator>Sam Machiels</dc:creator>
    <meta:editing-duration>PT19M42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7" meta:paragraph-count="140" meta:word-count="361" meta:character-count="2268"/>
  </office:meta>
</office:document-meta>
</file>